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826.65pt" svg:y="71.29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889.17pt" svg:y="492.63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86.89pt" svg:height="409.69pt" svg:x="640.6pt" svg:y="207.61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1"/>
          <table:table-cell>
            <draw:frame table:end-cell-address="Лист1_2.AD45" table:end-x="34.92pt" table:end-y="9.95pt" draw:z-index="1" draw:style-name="gr2" draw:text-style-name="P2" svg:width="584.96pt" svg:height="433.53pt" svg:x="25.97pt" svg:y="11.62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77pt" svg:height="198.65pt" svg:x="30.47pt" svg:y="4.96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440*[.K61]/[.I61]/1000000000" office:value-type="float" office:value="10.406450225313" calcext:value-type="float">
            <text:p>10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31pt" svg:height="199.16pt" svg:x="23.22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440/1000000000/[.I88]" office:value-type="float" office:value="3.67810250035736" calcext:value-type="float">
            <text:p>3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74pt" svg:height="580.31pt" svg:x="9.52pt" svg:y="7.6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09:22:24.7138745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0-31T10:15:54.478474344</dc:date>
    <meta:editing-duration>PT12H3M37S</meta:editing-duration>
    <meta:editing-cycles>19</meta:editing-cycles>
    <meta:generator>LibreOffice/5.1.6.2$Linux_X86_64 LibreOffice_project/10m0$Build-2</meta:generator>
    <meta:document-statistic meta:table-count="4" meta:cell-count="861" meta:object-count="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4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1cm" svg:y="2.293cm" svg:width="18.819cm" svg:height="17.366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81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119cm" svg:y="0.786cm" svg:width="5.434cm" svg:height="5.949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6cm" svg:y="4.551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7cm" svg:height="15.295cm" xlink:href=".." xlink:type="simple" chart:class="chart:bar" chart:style-name="ch1">
        <chart:title svg:x="2.917cm" svg:y="0.309cm" chart:style-name="ch2">
          <text:p>Преобразование Фурье(1D)</text:p>
        </chart:title>
        <chart:legend chart:legend-position="end" svg:x="14.722cm" svg:y="5.106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5cm" svg:y="1.711cm" svg:width="14.007cm" svg:height="12.968cm">
          <chartooo:coordinate-region svg:x="1.741cm" svg:y="2cm" svg:width="12.571cm" svg:height="12.391cm"/>
          <chart:axis chart:dimension="x" chart:name="primary-x" chart:style-name="ch5"/>
          <chart:axis chart:dimension="y" chart:name="primary-y" chart:style-name="ch6">
            <chart:title svg:x="0.415cm" svg:y="9.92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119cm" svg:y="0.786cm" svg:width="5.448cm" svg:height="5.958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6cm" svg:y="4.55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141cm" svg:y="3.208cm" svg:width="12.613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8cm" svg:y="0.416cm" chart:style-name="ch2">
          <text:p>Межпроцессорные пересылки</text:p>
        </chart:title>
        <chart:legend chart:legend-position="end" svg:x="15.096cm" svg:y="5.46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42cm" svg:y="2.374cm" svg:width="12.756cm" svg:height="11.42cm">
          <chartooo:coordinate-region svg:x="3.006cm" svg:y="2.663cm" svg:width="11.692cm" svg:height="10.843cm"/>
          <chart:axis chart:dimension="x" chart:name="primary-x" chart:style-name="ch5"/>
          <chart:axis chart:dimension="y" chart:name="primary-y" chart:style-name="ch6">
            <chart:title svg:x="0.451cm" svg:y="10.806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3.833cm" svg:y="0.424cm" chart:style-name="ch2">
          <text:p>Производительность процессорных ядер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574cm" svg:y="0.424cm" chart:style-name="ch2">
          <text:p>Производительность процессорных ядер</text:p>
        </chart:title>
        <chart:subtitle svg:x="6.828cm" svg:y="2.391cm" chart:style-name="ch3">
          <text:p>Преобразование Фурье (1D)</text:p>
        </chart:subtitle>
        <chart:legend chart:legend-position="end" svg:x="19.974cm" svg:y="5.823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28cm" svg:y="4.027cm" svg:width="17.462cm" svg:height="10.138cm">
          <chartooo:coordinate-region svg:x="2.956cm" svg:y="4.316cm" svg:width="16.534cm" svg:height="9.561cm"/>
          <chart:axis chart:dimension="x" chart:name="primary-x" chart:style-name="ch6"/>
          <chart:axis chart:dimension="y" chart:name="primary-y" chart:style-name="ch7">
            <chart:title svg:x="0.451cm" svg:y="10.548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